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845c" officeooo:paragraph-rsid="0016845c"/>
    </style:style>
    <style:style style:name="P2" style:family="paragraph" style:parent-style-name="Standard">
      <style:paragraph-properties fo:text-align="center" style:justify-single-word="false"/>
      <style:text-properties fo:font-weight="bold" officeooo:rsid="001b07bf" officeooo:paragraph-rsid="001b07bf" style:font-weight-asian="bold" style:font-weight-complex="bold"/>
    </style:style>
    <style:style style:name="P3" style:family="paragraph" style:parent-style-name="Standard">
      <style:text-properties fo:font-weight="bold" officeooo:paragraph-rsid="00201970" style:font-weight-asian="bold" style:font-weight-complex="bold"/>
    </style:style>
    <style:style style:name="P4" style:family="paragraph" style:parent-style-name="Standard">
      <style:text-properties fo:font-weight="bold" officeooo:rsid="00201970" officeooo:paragraph-rsid="00201970" style:font-weight-asian="bold" style:font-weight-complex="bold"/>
    </style:style>
    <style:style style:name="P5" style:family="paragraph" style:parent-style-name="Standard">
      <style:paragraph-properties fo:text-align="center" style:justify-single-word="false"/>
      <style:text-properties fo:font-weight="bold" officeooo:rsid="002ac53c" officeooo:paragraph-rsid="002ac53c" style:font-weight-asian="bold" style:font-weight-complex="bold"/>
    </style:style>
    <style:style style:name="P6" style:family="paragraph" style:parent-style-name="Standard">
      <style:text-properties fo:font-weight="bold" officeooo:rsid="002c198a" officeooo:paragraph-rsid="002c198a" style:font-weight-asian="bold" style:font-weight-complex="bold"/>
    </style:style>
    <style:style style:name="P7" style:family="paragraph" style:parent-style-name="Standard">
      <style:paragraph-properties fo:text-align="start" style:justify-single-word="false"/>
      <style:text-properties fo:font-weight="normal" officeooo:rsid="001b07bf" officeooo:paragraph-rsid="001b07bf" style:font-weight-asian="normal" style:font-weight-complex="normal"/>
    </style:style>
    <style:style style:name="P8" style:family="paragraph" style:parent-style-name="Standard">
      <style:paragraph-properties fo:text-align="start" style:justify-single-word="false"/>
      <style:text-properties fo:font-weight="normal" officeooo:rsid="001b07bf" officeooo:paragraph-rsid="001c0841" style:font-weight-asian="normal" style:font-weight-complex="normal"/>
    </style:style>
    <style:style style:name="P9" style:family="paragraph" style:parent-style-name="Standard">
      <style:paragraph-properties fo:text-align="start" style:justify-single-word="false"/>
      <style:text-properties fo:font-weight="normal" officeooo:rsid="001c0841" officeooo:paragraph-rsid="001f4053" style:font-weight-asian="normal" style:font-weight-complex="normal"/>
    </style:style>
    <style:style style:name="P10" style:family="paragraph" style:parent-style-name="Standard">
      <style:paragraph-properties fo:text-align="start" style:justify-single-word="false"/>
      <style:text-properties fo:font-weight="normal" officeooo:rsid="001c0841" officeooo:paragraph-rsid="001c0841" style:font-weight-asian="normal" style:font-weight-complex="normal"/>
    </style:style>
    <style:style style:name="P11" style:family="paragraph" style:parent-style-name="Standard">
      <style:text-properties fo:font-weight="normal" officeooo:rsid="002c198a" officeooo:paragraph-rsid="002c198a" style:font-weight-asian="normal" style:font-weight-complex="normal"/>
    </style:style>
    <style:style style:name="P12" style:family="paragraph" style:parent-style-name="Standard">
      <style:text-properties officeooo:rsid="001982f2" officeooo:paragraph-rsid="001982f2"/>
    </style:style>
    <style:style style:name="P13" style:family="paragraph" style:parent-style-name="Standard">
      <style:text-properties officeooo:rsid="001c0841" officeooo:paragraph-rsid="001c0841"/>
    </style:style>
    <style:style style:name="P14" style:family="paragraph" style:parent-style-name="Standard">
      <style:text-properties officeooo:paragraph-rsid="00201970"/>
    </style:style>
    <style:style style:name="P15" style:family="paragraph" style:parent-style-name="Standard">
      <style:text-properties officeooo:paragraph-rsid="00217b37"/>
    </style:style>
    <style:style style:name="P16" style:family="paragraph" style:parent-style-name="Standard">
      <style:text-properties officeooo:rsid="00249ed1" officeooo:paragraph-rsid="00249ed1"/>
    </style:style>
    <style:style style:name="P17" style:family="paragraph" style:parent-style-name="Standard">
      <style:text-properties officeooo:paragraph-rsid="00249ed1"/>
    </style:style>
    <style:style style:name="P18" style:family="paragraph" style:parent-style-name="Standard">
      <style:text-properties officeooo:rsid="00187c74" officeooo:paragraph-rsid="00249ed1"/>
    </style:style>
    <style:style style:name="P19" style:family="paragraph" style:parent-style-name="Standard">
      <style:text-properties fo:font-variant="normal" fo:text-transform="none" fo:color="#2c001e" style:font-name="Liberation Serif" fo:font-size="12pt" fo:letter-spacing="normal" fo:font-style="normal" fo:font-weight="normal" officeooo:rsid="00249ed1" officeooo:paragraph-rsid="00249ed1"/>
    </style:style>
    <style:style style:name="P20" style:family="paragraph" style:parent-style-name="Standard">
      <style:text-properties fo:font-variant="normal" fo:text-transform="none" fo:color="#2c001e" style:font-name="Liberation Serif" fo:font-size="12pt" fo:letter-spacing="normal" fo:font-style="normal" fo:font-weight="normal" officeooo:paragraph-rsid="00249ed1"/>
    </style:style>
    <style:style style:name="P21" style:family="paragraph" style:parent-style-name="Standard">
      <style:text-properties officeooo:paragraph-rsid="00201970"/>
    </style:style>
    <style:style style:name="P22" style:family="paragraph" style:parent-style-name="Standard">
      <style:text-properties officeooo:rsid="002fe6be" officeooo:paragraph-rsid="002fe6be"/>
    </style:style>
    <style:style style:name="P23" style:family="paragraph" style:parent-style-name="Standard">
      <style:text-properties officeooo:rsid="0016845c" officeooo:paragraph-rsid="0016845c"/>
    </style:style>
    <style:style style:name="P24" style:family="paragraph" style:parent-style-name="Standard">
      <style:text-properties officeooo:rsid="001982f2" officeooo:paragraph-rsid="001982f2"/>
    </style:style>
    <style:style style:name="P25" style:family="paragraph" style:parent-style-name="Standard">
      <style:text-properties officeooo:rsid="0034f838" officeooo:paragraph-rsid="0034f838"/>
    </style:style>
    <style:style style:name="P26" style:family="paragraph" style:parent-style-name="Standard">
      <style:text-properties fo:font-weight="bold" officeooo:rsid="0034f838" officeooo:paragraph-rsid="0034f838" style:font-weight-asian="bold" style:font-weight-complex="bold"/>
    </style:style>
    <style:style style:name="T1" style:family="text">
      <style:text-properties officeooo:rsid="001b07bf"/>
    </style:style>
    <style:style style:name="T2" style:family="text">
      <style:text-properties officeooo:rsid="001c0841"/>
    </style:style>
    <style:style style:name="T3" style:family="text">
      <style:text-properties officeooo:rsid="001d9b2f"/>
    </style:style>
    <style:style style:name="T4" style:family="text">
      <style:text-properties officeooo:rsid="00187c74"/>
    </style:style>
    <style:style style:name="T5" style:family="text">
      <style:text-properties officeooo:rsid="00159c32"/>
    </style:style>
    <style:style style:name="T6" style:family="text">
      <style:text-properties officeooo:rsid="001982f2"/>
    </style:style>
    <style:style style:name="T7" style:family="text">
      <style:text-properties fo:font-weight="bold" officeooo:rsid="00187c74" style:font-weight-asian="bold" style:font-weight-complex="bold"/>
    </style:style>
    <style:style style:name="T8" style:family="text">
      <style:text-properties fo:font-weight="bold" officeooo:rsid="00159c32" style:font-weight-asian="bold" style:font-weight-complex="bold"/>
    </style:style>
    <style:style style:name="T9" style:family="text">
      <style:text-properties fo:font-weight="bold" officeooo:rsid="001982f2" style:font-weight-asian="bold" style:font-weight-complex="bold"/>
    </style:style>
    <style:style style:name="T10" style:family="text">
      <style:text-properties fo:font-weight="bold" officeooo:rsid="00217b37" style:font-weight-asian="bold" style:font-weight-complex="bold"/>
    </style:style>
    <style:style style:name="T11" style:family="text">
      <style:text-properties fo:font-weight="bold" officeooo:rsid="002e9de7" style:font-weight-asian="bold" style:font-weight-complex="bold"/>
    </style:style>
    <style:style style:name="T12" style:family="text">
      <style:text-properties fo:font-weight="normal" officeooo:rsid="001982f2" style:font-weight-asian="normal" style:font-weight-complex="normal"/>
    </style:style>
    <style:style style:name="T13" style:family="text">
      <style:text-properties fo:font-weight="normal" officeooo:rsid="00159c32" style:font-weight-asian="normal" style:font-weight-complex="normal"/>
    </style:style>
    <style:style style:name="T14" style:family="text">
      <style:text-properties fo:font-weight="normal" officeooo:rsid="00187c74" style:font-weight-asian="normal" style:font-weight-complex="normal"/>
    </style:style>
    <style:style style:name="T15" style:family="text">
      <style:text-properties officeooo:rsid="001f4053"/>
    </style:style>
    <style:style style:name="T16" style:family="text">
      <style:text-properties officeooo:rsid="001f5cfd"/>
    </style:style>
    <style:style style:name="T17" style:family="text">
      <style:text-properties officeooo:rsid="00275a70"/>
    </style:style>
    <style:style style:name="T18" style:family="text">
      <style:text-properties style:text-underline-style="solid" style:text-underline-width="auto" style:text-underline-color="font-color" fo:font-weight="bold" officeooo:rsid="0027f87e" style:font-weight-asian="bold" style:font-weight-complex="bold"/>
    </style:style>
    <style:style style:name="T19" style:family="text">
      <style:text-properties officeooo:rsid="00288f42"/>
    </style:style>
    <style:style style:name="T20" style:family="text">
      <style:text-properties officeooo:rsid="0037453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L362 <text:s/>Assignment-1</text:p>
      <text:p text:style-name="P5">Question-2</text:p>
      <text:p text:style-name="P7"><text:s/></text:p>
      <text:p text:style-name="P26">Part 1</text:p>
      <text:p text:style-name="P26"/>
      <text:p text:style-name="P25">In this part, <text:span text:style-name="T20">w</text:span>e had to make a database using Postgres SQL Language which had three main tables (entities) :-</text:p>
      <text:p text:style-name="P25"/>
      <text:p text:style-name="P25">1. Student - The names and the unique identifiers of the students.</text:p>
      <text:p text:style-name="P25"/>
      <text:p text:style-name="P25">2. Course - The names and unique identifiers of the courses.</text:p>
      <text:p text:style-name="P25"/>
      <text:p text:style-name="P25">3. Teacher - The names and unique identifiers of the teachers.</text:p>
      <text:p text:style-name="P25"/>
      <text:p text:style-name="P25">These can have any string identifier and these identifiers are the primary keys for these tables.</text:p>
      <text:p text:style-name="P25"/>
      <text:p text:style-name="P25">There is another table for section which is a weak entity and its existence depends on the course. It can only have the values - 'A', 'B', 'C', 'D' for each course. Deleting a course deletes all the sections associated to it too.</text:p>
      <text:p text:style-name="P25"/>
      <text:p text:style-name="P25">There are three tables corresponding to the relations :-</text:p>
      <text:p text:style-name="P25"/>
      <text:p text:style-name="P25">1. registers - Every student registers for courses defined by the student_id and course_id</text:p>
      <text:p text:style-name="P25"/>
      <text:p text:style-name="P25">2. teaches - Every course is taught by a teacher defined by the teacher_id and course_id</text:p>
      <text:p text:style-name="P25"/>
      <text:p text:style-name="P25">3. has - Every course can have upto 4 sections defined by the course_id and section_id</text:p>
      <text:p text:style-name="P25"/>
      <text:p text:style-name="P25">Any updations or deletions in the main tables have to be transmitted to all the other tables, hence, the use of "on update cascade on delete cascade".</text:p>
      <text:p text:style-name="P25"/>
      <text:p text:style-name="P25">"not null" function has been used to specify that some of these cant have null values.</text:p>
      <text:p text:style-name="P25">"references" function creates the link between the main tables and the tables corresponding to relations.</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text:soft-page-break/>Part2</text:p>
      <text:p text:style-name="P25"/>
      <text:p text:style-name="P1"><text:span text:style-name="T1">Order of t</text:span>ime taken <text:span text:style-name="T1">for inserting 500,000 tuples in ‘registers’ table </text:span>:</text:p>
      <text:p text:style-name="P1"/>
      <text:p text:style-name="P1"><text:span text:style-name="T2">using </text:span>JDBC &gt; <text:span text:style-name="T19">INSERT</text:span> <text:span text:style-name="T2">statement </text:span>for each tuple &gt; bulk load</text:p>
      <text:p text:style-name="P1"/>
      <text:p text:style-name="P1"/>
      <text:p text:style-name="P13">Tuples were inserted in ‘registers’ table of the given <text:span text:style-name="T3">design </text:span>and not after removing constraints.</text:p>
      <text:p text:style-name="P13"/>
      <text:p text:style-name="P13"/>
      <text:p text:style-name="P4">JDBC</text:p>
      <text:p text:style-name="P4"/>
      <text:p text:style-name="P17"><text:span text:style-name="T14">JDBC</text:span><text:span text:style-name="T4"> was used statement by statement which takes more time than a single command. </text:span></text:p>
      <text:p text:style-name="P18"/>
      <text:p text:style-name="P18">In JDBC, each statement is passed from java to postgres which also takes some time.</text:p>
      <text:p text:style-name="P18"/>
      <text:p text:style-name="P18">Then each statement has to be parsed before it can be executed.</text:p>
      <text:p text:style-name="P16"/>
      <text:p text:style-name="P14"/>
      <text:p text:style-name="P15"><text:span text:style-name="T11">INSERT</text:span><text:span text:style-name="T8"> </text:span><text:span text:style-name="T10">S</text:span><text:span text:style-name="T8">tatements</text:span></text:p>
      <text:p text:style-name="P14"/>
      <text:p text:style-name="P14"><text:span text:style-name="T4">In </text:span><text:span text:style-name="T13">insert statements</text:span><text:span text:style-name="T5"> each line has to be parsed which takes time. </text:span></text:p>
      <text:p text:style-name="P14"/>
      <text:p text:style-name="P22">There are more commands(500,000) to be executed as compared to bulk load which takes more time.</text:p>
      <text:p text:style-name="P22"/>
      <text:p text:style-name="P14"/>
      <text:p text:style-name="P4">Bulk Load</text:p>
      <text:p text:style-name="P3"/>
      <text:p text:style-name="P17"><text:span text:style-name="T5">In </text:span><text:span text:style-name="T12">bulk load</text:span><text:span text:style-name="T9"> </text:span><text:span text:style-name="T6">is less flexible and data is not parsed it is directly transferred from file to table.</text:span></text:p>
      <text:p text:style-name="P16"/>
      <text:p text:style-name="P16">It is done in only one command which reduces time a lot.</text:p>
      <text:p text:style-name="P19"/>
      <text:p text:style-name="P19">It has significantly less overhead for large data loads and is optimized for loading large numbers of rows.</text:p>
      <text:p text:style-name="P20"/>
      <text:p text:style-name="P20">Use<text:span text:style-name="T17">d</text:span> COPY to load all the rows in one command, instead of using a series of INSERT commands.</text:p>
      <text:p text:style-name="P12"/>
      <text:p text:style-name="P12"/>
      <text:p text:style-name="P12"/>
      <text:p text:style-name="P6">Conclusion:</text:p>
      <text:p text:style-name="P6"/>
      <text:p text:style-name="P11">Bulk load is very fast as compared to other methods for adding large amount of data in the tables. And bulk load should be used for inserting large amount of data in the database.</text:p>
      <text:p text:style-name="P12"/>
      <text:p text:style-name="P12"/>
      <text:p text:style-name="P12"/>
      <text:p text:style-name="P12"/>
      <text:p text:style-name="P12"/>
      <text:p text:style-name="P12"/>
      <text:p text:style-name="P12"><text:soft-page-break/></text:p>
      <text:p text:style-name="P8">Assignment done by: </text:p>
      <text:p text:style-name="P10">Prakhar Kumar(2015CS10667)</text:p>
      <text:p text:style-name="P9">Ankesh Gupta(<text:span text:style-name="T15">2015CS10435</text:span>)</text:p>
      <text:p text:style-name="P9"><text:span text:style-name="T16">Divgian Singh Sidhu</text:span>(<text:span text:style-name="T15">2015CS1022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3T18:10:44.036166989</meta:creation-date>
    <meta:generator>LibreOffice/5.1.6.2$Linux_X86_64 LibreOffice_project/10m0$Build-2</meta:generator>
    <dc:date>2018-01-29T21:36:15.266335302</dc:date>
    <meta:editing-duration>PT5H6M37S</meta:editing-duration>
    <meta:editing-cycles>29</meta:editing-cycles>
    <meta:document-statistic meta:table-count="0" meta:image-count="0" meta:object-count="0" meta:page-count="3" meta:paragraph-count="39" meta:word-count="456" meta:character-count="2616" meta:non-whitespace-character-count="2193"/>
  </office:meta>
</office:document-meta>
</file>